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Frage 1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Welche Angaben befinden sich normalerweise nicht im HEAD Bereich ein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TML Dokumentes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DIV-Tag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Titel der Seit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Facebook „Like“ Butto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Frage 2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r aktuelle DOCTYPE eines HTML-Dokumentes sollte wie aussehen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dateiname.htm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SELECT html FROM fi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&lt;!DOCTYPE html&gt;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Frage 3)</text:p>
          </table:table-cell>
          <table:table-cell table:style-name="ce1" table:number-columns-repeated="2"/>
          <table:table-cell table:style-name="ce1" office:value-type="string">
            <text:p>(2 Punkte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us welchen Elementen besteht ein HTML-Dokument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(inkl. „Closing-Tag“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&lt;IFRAME&gt;, &lt;BODY&gt;, &lt;HEAD&gt;, &lt;DIV&gt;, &lt;h1&gt;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&lt;?php ?&gt;, &lt;HEAD&gt;, &lt;HTML&gt;, system.out.println(„Hello World!“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&lt;HTML&gt;, &lt;BODY&gt;, &lt;TITLE&gt;, &lt;HEAD&gt;, DOCTYP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Frage 4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as &lt;HTML&gt; Tag hat folgende Funktion: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Wurzelelement in einem Dokumen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Chatabkürzung für „Hello to my ladies“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Keine, es heißt &lt;XHTML&gt;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Frage 5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ie Aufgabe des &lt;TITLE&gt; Tags ist folgende: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Den Verfasser der Seite zu benenne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Den Sitenamen zu benennen und im Browser anzuzeige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/>
          <table:table-cell/>
          <table:table-cell office:value-type="string">
            <text:p>Eine Überschrift im Dokument zu kennzeichnen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.10.2013</text:date>, <text:time>20:4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20:20:31.20</meta:creation-date>
    <dc:date>2013-10-16T20:43:51.94</dc:date>
    <meta:editing-duration>PT23M11S</meta:editing-duration>
    <meta:editing-cycles>23</meta:editing-cycles>
    <meta:generator>OpenOffice.org/3.4.1$Win32 OpenOffice.org_project/341m1$Build-9593</meta:generator>
    <meta:print-date>2013-10-16T20:38:04.26</meta:print-date>
    <meta:document-statistic meta:table-count="3" meta:cell-count="32" meta:object-count="0"/>
  </office:meta>
</office:document-meta>
</file>